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ompound_to_precursors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02344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2462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3190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6074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0521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0400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0843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0964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1123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2452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0553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1765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0808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3092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0848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4718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1767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2485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1512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1433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6071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6066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6070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20790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6308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6307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636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1957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672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673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9769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409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383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6099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951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9893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952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393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9844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389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388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1500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621</text:p>
          </table:table-cell>
          <table:table-cell table:style-name="ce2"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62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8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25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27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43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21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382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0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05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89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94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94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203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0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14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225</text:p>
          </table:table-cell>
          <table:table-cell office:value-type="string" calcext:value-type="string">
            <text:p>C003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3428</text:p>
          </table:table-cell>
          <table:table-cell table:style-name="ce2"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84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86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0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9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75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05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2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22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7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2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1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1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4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1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30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02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6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66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8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0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82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2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9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7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2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27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6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6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95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95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95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4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3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0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67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67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0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2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38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1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3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3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6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3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81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77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4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5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5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5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1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2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2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2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3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3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0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3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3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6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3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7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7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5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6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8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1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8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9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9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93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9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0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7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79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461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90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2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5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3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3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0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1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70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0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0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5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9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0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5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69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6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8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52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3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83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52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8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60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1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1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0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1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07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1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1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4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87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27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22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1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4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4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5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5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8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0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7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8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6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0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0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71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42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56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56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56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65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0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3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0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9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1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1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3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2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3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6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42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2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1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9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0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3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3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5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04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04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5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5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08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45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3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7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42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5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6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6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9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7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7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7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8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9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0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9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9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0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1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1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1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6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6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3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3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4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4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4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9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8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6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7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0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7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8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8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4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5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352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6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4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7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8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4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94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8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3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3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9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61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65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69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6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5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97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98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1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330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0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8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692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8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693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694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770</text:p>
          </table:table-cell>
          <table:table-cell office:value-type="string" calcext:value-type="string">
            <text:p>C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5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5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60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347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349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348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346</text:p>
          </table:table-cell>
          <table:table-cell office:value-type="string" calcext:value-type="string">
            <text:p>C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4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5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6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9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0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1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2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5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6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7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8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9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00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02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0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4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7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801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9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788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814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52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5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51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3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35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73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874</text:p>
          </table:table-cell>
          <table:table-cell office:value-type="string" calcext:value-type="string">
            <text:p>C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324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432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71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42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300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979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1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08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70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804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71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029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47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45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46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4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6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8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9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30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5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7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31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7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21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3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8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67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1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49</text:p>
          </table:table-cell>
          <table:table-cell office:value-type="string" calcext:value-type="string">
            <text:p>C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94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9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5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66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9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1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8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4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1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7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9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4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94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9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76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4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88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36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22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3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64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85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3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6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7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1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6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7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7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07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2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5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6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93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5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5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6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8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56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61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5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3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97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7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09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64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9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5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10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1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5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3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19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6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5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2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7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6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5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37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73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3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1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4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8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77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6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91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33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04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44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61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5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15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89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26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44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02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4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6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2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95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6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51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19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6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85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4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9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5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89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17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6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6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6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90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9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4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9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5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85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0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3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0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4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4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4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7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4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5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1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5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1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9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0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1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5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64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6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6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6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7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7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37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67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6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49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56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912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67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85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5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27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26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56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4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9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78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0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3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3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2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37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1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1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0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56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3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3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31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53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1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0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0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0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8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8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8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0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59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2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3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1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2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0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3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23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19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52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72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58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74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90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27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4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6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5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8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6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1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2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443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49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0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287</text:p>
          </table:table-cell>
          <table:table-cell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355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3758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58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5604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1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2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38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3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9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42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40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39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52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65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43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3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44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4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5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6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8557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58</text:p>
          </table:table-cell>
          <table:table-cell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233</text:p>
          </table:table-cell>
          <table:table-cell office:value-type="string" calcext:value-type="string">
            <text:p>C00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141</text:p>
          </table:table-cell>
          <table:table-cell office:value-type="string" calcext:value-type="string">
            <text:p>C00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671</text:p>
          </table:table-cell>
          <table:table-cell office:value-type="string" calcext:value-type="string">
            <text:p>C004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1069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2153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2937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6516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6517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5837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6518</text:p>
          </table:table-cell>
          <table:table-cell table:style-name="ce2" office:value-type="string" calcext:value-type="string">
            <text:p>C000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0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4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5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6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7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8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19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0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4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5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6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7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8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29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0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7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5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6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8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39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0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8426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3219</text:p>
          </table:table-cell>
          <table:table-cell table:style-name="ce2" office:value-type="string" calcext:value-type="string">
            <text:p>C001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5</text:p>
          </table:table-cell>
          <table:table-cell table:style-name="ce2" office:value-type="string" calcext:value-type="string">
            <text:p>C001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4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8412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5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8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8409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6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49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1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3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9491</text:p>
          </table:table-cell>
          <table:table-cell table:style-name="ce2" office:value-type="string" calcext:value-type="string">
            <text:p>C004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9714</text:p>
          </table:table-cell>
          <table:table-cell table:style-name="ce2" office:value-type="string" calcext:value-type="string">
            <text:p>C000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4350</text:p>
          </table:table-cell>
          <table:table-cell table:style-name="ce2" office:value-type="string" calcext:value-type="string">
            <text:p>C000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21650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2 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21746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7254</text:p>
          </table:table-cell>
          <table:table-cell table:style-name="ce2" office:value-type="string" calcext:value-type="string">
            <text:p>C000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0463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2312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1130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5769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5770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5772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18062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04831</text:p>
          </table:table-cell>
          <table:table-cell table:style-name="ce2" office:value-type="string" calcext:value-type="string">
            <text:p>C035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-00-0000</text:date>, <text:time style:data-style-name="N2" text:time-value="11:38:44.300367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3T11:55:27.611065470</dc:date>
    <meta:editing-duration>PT31M5S</meta:editing-duration>
    <meta:editing-cycles>5</meta:editing-cycles>
    <meta:generator>LibreOffice/6.4.7.2$Linux_X86_64 LibreOffice_project/40$Build-2</meta:generator>
    <meta:document-statistic meta:table-count="1" meta:cell-count="1752" meta:object-count="0"/>
  </office:meta>
</office:document-meta>
</file>